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6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68.16pt" svg:y="146.89pt">
            <loext:p draw:notify-on-update-of-ranges="Sheet1.B4:Sheet1.B4 Sheet1.B5:Sheet1.B36 Sheet1.C4:Sheet1.C4 Sheet1.C5:Sheet1.C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" calcext:value-type="float">
            <text:p>1</text:p>
          </table:table-cell>
          <table:table-cell office:value-type="float" office:value="13756.1" calcext:value-type="float">
            <text:p>13756.1</text:p>
          </table:table-cell>
          <table:table-cell office:value-type="float" office:value="1238.35" calcext:value-type="float">
            <text:p>1238.3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" calcext:value-type="float">
            <text:p>2</text:p>
          </table:table-cell>
          <table:table-cell office:value-type="float" office:value="8748.1" calcext:value-type="float">
            <text:p>8748.1</text:p>
          </table:table-cell>
          <table:table-cell office:value-type="float" office:value="421.64" calcext:value-type="float">
            <text:p>421.6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3" calcext:value-type="float">
            <text:p>3</text:p>
          </table:table-cell>
          <table:table-cell office:value-type="float" office:value="7459.2" calcext:value-type="float">
            <text:p>7459.2</text:p>
          </table:table-cell>
          <table:table-cell office:value-type="float" office:value="140.28" calcext:value-type="float">
            <text:p>140.28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4" calcext:value-type="float">
            <text:p>4</text:p>
          </table:table-cell>
          <table:table-cell office:value-type="float" office:value="7083.8" calcext:value-type="float">
            <text:p>7083.8</text:p>
          </table:table-cell>
          <table:table-cell office:value-type="float" office:value="73.21" calcext:value-type="float">
            <text:p>73.2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5" calcext:value-type="float">
            <text:p>5</text:p>
          </table:table-cell>
          <table:table-cell office:value-type="float" office:value="7684.1" calcext:value-type="float">
            <text:p>7684.1</text:p>
          </table:table-cell>
          <table:table-cell office:value-type="float" office:value="83.24" calcext:value-type="float">
            <text:p>83.2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6" calcext:value-type="float">
            <text:p>6</text:p>
          </table:table-cell>
          <table:table-cell office:value-type="float" office:value="7057.9" calcext:value-type="float">
            <text:p>7057.9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7" calcext:value-type="float">
            <text:p>7</text:p>
          </table:table-cell>
          <table:table-cell office:value-type="float" office:value="7335.8" calcext:value-type="float">
            <text:p>7335.8</text:p>
          </table:table-cell>
          <table:table-cell office:value-type="float" office:value="126.16" calcext:value-type="float">
            <text:p>126.1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8" calcext:value-type="float">
            <text:p>8</text:p>
          </table:table-cell>
          <table:table-cell office:value-type="float" office:value="6710.1" calcext:value-type="float">
            <text:p>6710.1</text:p>
          </table:table-cell>
          <table:table-cell office:value-type="float" office:value="47.95" calcext:value-type="float">
            <text:p>47.9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9" calcext:value-type="float">
            <text:p>9</text:p>
          </table:table-cell>
          <table:table-cell office:value-type="float" office:value="7187.6" calcext:value-type="float">
            <text:p>7187.6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0" calcext:value-type="float">
            <text:p>10</text:p>
          </table:table-cell>
          <table:table-cell office:value-type="float" office:value="6932.6" calcext:value-type="float">
            <text:p>6932.6</text:p>
          </table:table-cell>
          <table:table-cell office:value-type="float" office:value="31.38" calcext:value-type="float">
            <text:p>31.38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1" calcext:value-type="float">
            <text:p>11</text:p>
          </table:table-cell>
          <table:table-cell office:value-type="float" office:value="7108.1" calcext:value-type="float">
            <text:p>7108.1</text:p>
          </table:table-cell>
          <table:table-cell office:value-type="float" office:value="66.16" calcext:value-type="float">
            <text:p>66.1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2" calcext:value-type="float">
            <text:p>12</text:p>
          </table:table-cell>
          <table:table-cell office:value-type="float" office:value="6784.3" calcext:value-type="float">
            <text:p>6784.3</text:p>
          </table:table-cell>
          <table:table-cell office:value-type="float" office:value="50.84" calcext:value-type="float">
            <text:p>50.8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3" calcext:value-type="float">
            <text:p>13</text:p>
          </table:table-cell>
          <table:table-cell office:value-type="float" office:value="7015.4" calcext:value-type="float">
            <text:p>7015.4</text:p>
          </table:table-cell>
          <table:table-cell office:value-type="float" office:value="53.49" calcext:value-type="float">
            <text:p>53.49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4" calcext:value-type="float">
            <text:p>14</text:p>
          </table:table-cell>
          <table:table-cell office:value-type="float" office:value="6786.4" calcext:value-type="float">
            <text:p>6786.4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5" calcext:value-type="float">
            <text:p>15</text:p>
          </table:table-cell>
          <table:table-cell office:value-type="float" office:value="6876" calcext:value-type="float">
            <text:p>6876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6" calcext:value-type="float">
            <text:p>16</text:p>
          </table:table-cell>
          <table:table-cell office:value-type="float" office:value="6726.3" calcext:value-type="float">
            <text:p>6726.3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7" calcext:value-type="float">
            <text:p>17</text:p>
          </table:table-cell>
          <table:table-cell office:value-type="float" office:value="6899.3" calcext:value-type="float">
            <text:p>6899.3</text:p>
          </table:table-cell>
          <table:table-cell office:value-type="float" office:value="247.89" calcext:value-type="float">
            <text:p>247.89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8" calcext:value-type="float">
            <text:p>18</text:p>
          </table:table-cell>
          <table:table-cell office:value-type="float" office:value="6933.1" calcext:value-type="float">
            <text:p>6933.1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9" calcext:value-type="float">
            <text:p>19</text:p>
          </table:table-cell>
          <table:table-cell office:value-type="float" office:value="6896.9" calcext:value-type="float">
            <text:p>6896.9</text:p>
          </table:table-cell>
          <table:table-cell office:value-type="float" office:value="77.66" calcext:value-type="float">
            <text:p>77.6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0" calcext:value-type="float">
            <text:p>20</text:p>
          </table:table-cell>
          <table:table-cell office:value-type="float" office:value="6726.5" calcext:value-type="float">
            <text:p>6726.5</text:p>
          </table:table-cell>
          <table:table-cell office:value-type="float" office:value="30.73" calcext:value-type="float">
            <text:p>30.73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1" calcext:value-type="float">
            <text:p>21</text:p>
          </table:table-cell>
          <table:table-cell office:value-type="float" office:value="6783.4" calcext:value-type="float">
            <text:p>6783.4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2" calcext:value-type="float">
            <text:p>22</text:p>
          </table:table-cell>
          <table:table-cell office:value-type="float" office:value="6763" calcext:value-type="float">
            <text:p>6763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3" calcext:value-type="float">
            <text:p>23</text:p>
          </table:table-cell>
          <table:table-cell office:value-type="float" office:value="6800.5" calcext:value-type="float">
            <text:p>6800.5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4" calcext:value-type="float">
            <text:p>24</text:p>
          </table:table-cell>
          <table:table-cell office:value-type="float" office:value="6788.4" calcext:value-type="float">
            <text:p>6788.4</text:p>
          </table:table-cell>
          <table:table-cell office:value-type="float" office:value="294.93" calcext:value-type="float">
            <text:p>294.93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5" calcext:value-type="float">
            <text:p>25</text:p>
          </table:table-cell>
          <table:table-cell office:value-type="float" office:value="6723.9" calcext:value-type="float">
            <text:p>6723.9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6" calcext:value-type="float">
            <text:p>26</text:p>
          </table:table-cell>
          <table:table-cell office:value-type="float" office:value="6731.8" calcext:value-type="float">
            <text:p>6731.8</text:p>
          </table:table-cell>
          <table:table-cell office:value-type="float" office:value="22.76" calcext:value-type="float">
            <text:p>22.76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7" calcext:value-type="float">
            <text:p>27</text:p>
          </table:table-cell>
          <table:table-cell office:value-type="float" office:value="6741.3" calcext:value-type="float">
            <text:p>6741.3</text:p>
          </table:table-cell>
          <table:table-cell office:value-type="float" office:value="30.08" calcext:value-type="float">
            <text:p>30.08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8" calcext:value-type="float">
            <text:p>28</text:p>
          </table:table-cell>
          <table:table-cell office:value-type="float" office:value="6693.3" calcext:value-type="float">
            <text:p>6693.3</text:p>
          </table:table-cell>
          <table:table-cell office:value-type="float" office:value="34.54" calcext:value-type="float">
            <text:p>34.5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29" calcext:value-type="float">
            <text:p>29</text:p>
          </table:table-cell>
          <table:table-cell office:value-type="float" office:value="6699.1" calcext:value-type="float">
            <text:p>6699.1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30" calcext:value-type="float">
            <text:p>30</text:p>
          </table:table-cell>
          <table:table-cell office:value-type="float" office:value="6704.2" calcext:value-type="float">
            <text:p>6704.2</text:p>
          </table:table-cell>
          <table:table-cell office:value-type="float" office:value="52.52" calcext:value-type="float">
            <text:p>52.52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31" calcext:value-type="float">
            <text:p>31</text:p>
          </table:table-cell>
          <table:table-cell office:value-type="float" office:value="6690.4" calcext:value-type="float">
            <text:p>6690.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32" calcext:value-type="float">
            <text:p>32</text:p>
          </table:table-cell>
          <table:table-cell office:value-type="float" office:value="6676.4" calcext:value-type="float">
            <text:p>6676.4</text:p>
          </table:table-cell>
          <table:table-cell office:value-type="float" office:value="30.61" calcext:value-type="float">
            <text:p>30.61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95.77pt" svg:y="149.67pt">
            <loext:p draw:notify-on-update-of-ranges="Sheet2.B4:Sheet2.B4 Sheet2.B5:Sheet2.B36 Sheet2.C4:Sheet2.C4 Sheet2.C5:Sheet2.C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v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" calcext:value-type="float">
            <text:p>1</text:p>
          </table:table-cell>
          <table:table-cell office:value-type="float" office:value="12216.7" calcext:value-type="float">
            <text:p>12216.7</text:p>
          </table:table-cell>
          <table:table-cell office:value-type="float" office:value="1458.67" calcext:value-type="float">
            <text:p>1458.6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" calcext:value-type="float">
            <text:p>2</text:p>
          </table:table-cell>
          <table:table-cell office:value-type="float" office:value="9858.7" calcext:value-type="float">
            <text:p>9858.7</text:p>
          </table:table-cell>
          <table:table-cell office:value-type="float" office:value="61.91" calcext:value-type="float">
            <text:p>61.9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" calcext:value-type="float">
            <text:p>3</text:p>
          </table:table-cell>
          <table:table-cell office:value-type="float" office:value="7264.7" calcext:value-type="float">
            <text:p>7264.7</text:p>
          </table:table-cell>
          <table:table-cell office:value-type="float" office:value="67.34" calcext:value-type="float">
            <text:p>67.34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4" calcext:value-type="float">
            <text:p>4</text:p>
          </table:table-cell>
          <table:table-cell office:value-type="float" office:value="6958.9" calcext:value-type="float">
            <text:p>6958.9</text:p>
          </table:table-cell>
          <table:table-cell office:value-type="float" office:value="112.99" calcext:value-type="float">
            <text:p>112.9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5" calcext:value-type="float">
            <text:p>5</text:p>
          </table:table-cell>
          <table:table-cell office:value-type="float" office:value="7493.3" calcext:value-type="float">
            <text:p>7493.3</text:p>
          </table:table-cell>
          <table:table-cell office:value-type="float" office:value="28.33" calcext:value-type="float">
            <text:p>28.3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6" calcext:value-type="float">
            <text:p>6</text:p>
          </table:table-cell>
          <table:table-cell office:value-type="float" office:value="6787.6" calcext:value-type="float">
            <text:p>6787.6</text:p>
          </table:table-cell>
          <table:table-cell office:value-type="float" office:value="34.32" calcext:value-type="float">
            <text:p>34.3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7" calcext:value-type="float">
            <text:p>7</text:p>
          </table:table-cell>
          <table:table-cell office:value-type="float" office:value="7335.9" calcext:value-type="float">
            <text:p>7335.9</text:p>
          </table:table-cell>
          <table:table-cell office:value-type="float" office:value="282.93" calcext:value-type="float">
            <text:p>282.9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8" calcext:value-type="float">
            <text:p>8</text:p>
          </table:table-cell>
          <table:table-cell office:value-type="float" office:value="6572.8" calcext:value-type="float">
            <text:p>6572.8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9" calcext:value-type="float">
            <text:p>9</text:p>
          </table:table-cell>
          <table:table-cell office:value-type="float" office:value="7042.1" calcext:value-type="float">
            <text:p>7042.1</text:p>
          </table:table-cell>
          <table:table-cell office:value-type="float" office:value="16.88" calcext:value-type="float">
            <text:p>16.8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0" calcext:value-type="float">
            <text:p>10</text:p>
          </table:table-cell>
          <table:table-cell office:value-type="float" office:value="6725.4" calcext:value-type="float">
            <text:p>6725.4</text:p>
          </table:table-cell>
          <table:table-cell office:value-type="float" office:value="36.42" calcext:value-type="float">
            <text:p>36.4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1" calcext:value-type="float">
            <text:p>11</text:p>
          </table:table-cell>
          <table:table-cell office:value-type="float" office:value="6925.4" calcext:value-type="float">
            <text:p>6925.4</text:p>
          </table:table-cell>
          <table:table-cell office:value-type="float" office:value="66.06" calcext:value-type="float">
            <text:p>66.0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2" calcext:value-type="float">
            <text:p>12</text:p>
          </table:table-cell>
          <table:table-cell office:value-type="float" office:value="6624.9" calcext:value-type="float">
            <text:p>6624.9</text:p>
          </table:table-cell>
          <table:table-cell office:value-type="float" office:value="33.71" calcext:value-type="float">
            <text:p>33.7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3" calcext:value-type="float">
            <text:p>13</text:p>
          </table:table-cell>
          <table:table-cell office:value-type="float" office:value="6866.1" calcext:value-type="float">
            <text:p>6866.1</text:p>
          </table:table-cell>
          <table:table-cell office:value-type="float" office:value="16.48" calcext:value-type="float">
            <text:p>16.4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4" calcext:value-type="float">
            <text:p>14</text:p>
          </table:table-cell>
          <table:table-cell office:value-type="float" office:value="6665.8" calcext:value-type="float">
            <text:p>6665.8</text:p>
          </table:table-cell>
          <table:table-cell office:value-type="float" office:value="27.18" calcext:value-type="float">
            <text:p>27.1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5" calcext:value-type="float">
            <text:p>15</text:p>
          </table:table-cell>
          <table:table-cell office:value-type="float" office:value="6784.5" calcext:value-type="float">
            <text:p>6784.5</text:p>
          </table:table-cell>
          <table:table-cell office:value-type="float" office:value="46.54" calcext:value-type="float">
            <text:p>46.54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6" calcext:value-type="float">
            <text:p>16</text:p>
          </table:table-cell>
          <table:table-cell office:value-type="float" office:value="6626.8" calcext:value-type="float">
            <text:p>6626.8</text:p>
          </table:table-cell>
          <table:table-cell office:value-type="float" office:value="38.37" calcext:value-type="float">
            <text:p>38.3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7" calcext:value-type="float">
            <text:p>17</text:p>
          </table:table-cell>
          <table:table-cell office:value-type="float" office:value="6777.8" calcext:value-type="float">
            <text:p>6777.8</text:p>
          </table:table-cell>
          <table:table-cell office:value-type="float" office:value="21.53" calcext:value-type="float">
            <text:p>21.5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8" calcext:value-type="float">
            <text:p>18</text:p>
          </table:table-cell>
          <table:table-cell office:value-type="float" office:value="6650.5" calcext:value-type="float">
            <text:p>6650.5</text:p>
          </table:table-cell>
          <table:table-cell office:value-type="float" office:value="19.16" calcext:value-type="float">
            <text:p>19.1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9" calcext:value-type="float">
            <text:p>19</text:p>
          </table:table-cell>
          <table:table-cell office:value-type="float" office:value="6787.2" calcext:value-type="float">
            <text:p>6787.2</text:p>
          </table:table-cell>
          <table:table-cell office:value-type="float" office:value="70.42" calcext:value-type="float">
            <text:p>70.4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0" calcext:value-type="float">
            <text:p>20</text:p>
          </table:table-cell>
          <table:table-cell office:value-type="float" office:value="6625.1" calcext:value-type="float">
            <text:p>6625.1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1" calcext:value-type="float">
            <text:p>21</text:p>
          </table:table-cell>
          <table:table-cell office:value-type="float" office:value="6692.6" calcext:value-type="float">
            <text:p>6692.6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2" calcext:value-type="float">
            <text:p>22</text:p>
          </table:table-cell>
          <table:table-cell office:value-type="float" office:value="6718.6" calcext:value-type="float">
            <text:p>6718.6</text:p>
          </table:table-cell>
          <table:table-cell office:value-type="float" office:value="233.88" calcext:value-type="float">
            <text:p>233.8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3" calcext:value-type="float">
            <text:p>23</text:p>
          </table:table-cell>
          <table:table-cell office:value-type="float" office:value="6683" calcext:value-type="float">
            <text:p>6683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4" calcext:value-type="float">
            <text:p>24</text:p>
          </table:table-cell>
          <table:table-cell office:value-type="float" office:value="6589.6" calcext:value-type="float">
            <text:p>6589.6</text:p>
          </table:table-cell>
          <table:table-cell office:value-type="float" office:value="30.55" calcext:value-type="float">
            <text:p>30.5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5" calcext:value-type="float">
            <text:p>25</text:p>
          </table:table-cell>
          <table:table-cell office:value-type="float" office:value="6646.6" calcext:value-type="float">
            <text:p>6646.6</text:p>
          </table:table-cell>
          <table:table-cell office:value-type="float" office:value="24.48" calcext:value-type="float">
            <text:p>24.4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6" calcext:value-type="float">
            <text:p>26</text:p>
          </table:table-cell>
          <table:table-cell office:value-type="float" office:value="6596.4" calcext:value-type="float">
            <text:p>6596.4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7" calcext:value-type="float">
            <text:p>27</text:p>
          </table:table-cell>
          <table:table-cell office:value-type="float" office:value="6638.6" calcext:value-type="float">
            <text:p>6638.6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8" calcext:value-type="float">
            <text:p>28</text:p>
          </table:table-cell>
          <table:table-cell office:value-type="float" office:value="6585.3" calcext:value-type="float">
            <text:p>6585.3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9" calcext:value-type="float">
            <text:p>29</text:p>
          </table:table-cell>
          <table:table-cell office:value-type="float" office:value="6619.2" calcext:value-type="float">
            <text:p>6619.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0" calcext:value-type="float">
            <text:p>30</text:p>
          </table:table-cell>
          <table:table-cell office:value-type="float" office:value="6574.6" calcext:value-type="float">
            <text:p>6574.6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1" calcext:value-type="float">
            <text:p>31</text:p>
          </table:table-cell>
          <table:table-cell office:value-type="float" office:value="6629.2" calcext:value-type="float">
            <text:p>6629.2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2" calcext:value-type="float">
            <text:p>32</text:p>
          </table:table-cell>
          <table:table-cell office:value-type="float" office:value="6552.2" calcext:value-type="float">
            <text:p>6552.2</text:p>
          </table:table-cell>
          <table:table-cell office:value-type="float" office:value="16.17" calcext:value-type="float">
            <text:p>16.17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282.64pt" svg:y="168.04pt">
            <loext:p draw:notify-on-update-of-ranges="Sheet3.B4:Sheet3.B4 Sheet3.B5:Sheet3.B36 Sheet3.C4:Sheet3.C4 Sheet3.C5:Sheet3.C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v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" calcext:value-type="float">
            <text:p>1</text:p>
          </table:table-cell>
          <table:table-cell office:value-type="float" office:value="11435.5" calcext:value-type="float">
            <text:p>11435.5</text:p>
          </table:table-cell>
          <table:table-cell office:value-type="float" office:value="37.51" calcext:value-type="float">
            <text:p>37.5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" calcext:value-type="float">
            <text:p>2</text:p>
          </table:table-cell>
          <table:table-cell office:value-type="float" office:value="8798.9" calcext:value-type="float">
            <text:p>8798.9</text:p>
          </table:table-cell>
          <table:table-cell office:value-type="float" office:value="625.23" calcext:value-type="float">
            <text:p>625.2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" calcext:value-type="float">
            <text:p>3</text:p>
          </table:table-cell>
          <table:table-cell office:value-type="float" office:value="7435.1" calcext:value-type="float">
            <text:p>7435.1</text:p>
          </table:table-cell>
          <table:table-cell office:value-type="float" office:value="168.61" calcext:value-type="float">
            <text:p>168.6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4" calcext:value-type="float">
            <text:p>4</text:p>
          </table:table-cell>
          <table:table-cell office:value-type="float" office:value="7006.3" calcext:value-type="float">
            <text:p>7006.3</text:p>
          </table:table-cell>
          <table:table-cell office:value-type="float" office:value="49.31" calcext:value-type="float">
            <text:p>49.3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5" calcext:value-type="float">
            <text:p>5</text:p>
          </table:table-cell>
          <table:table-cell office:value-type="float" office:value="7625.1" calcext:value-type="float">
            <text:p>7625.1</text:p>
          </table:table-cell>
          <table:table-cell office:value-type="float" office:value="19.55" calcext:value-type="float">
            <text:p>19.5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6" calcext:value-type="float">
            <text:p>6</text:p>
          </table:table-cell>
          <table:table-cell office:value-type="float" office:value="7058.7" calcext:value-type="float">
            <text:p>7058.7</text:p>
          </table:table-cell>
          <table:table-cell office:value-type="float" office:value="288.79" calcext:value-type="float">
            <text:p>288.7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7" calcext:value-type="float">
            <text:p>7</text:p>
          </table:table-cell>
          <table:table-cell office:value-type="float" office:value="7325.4" calcext:value-type="float">
            <text:p>7325.4</text:p>
          </table:table-cell>
          <table:table-cell office:value-type="float" office:value="145.67" calcext:value-type="float">
            <text:p>145.6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8" calcext:value-type="float">
            <text:p>8</text:p>
          </table:table-cell>
          <table:table-cell office:value-type="float" office:value="6662" calcext:value-type="float">
            <text:p>6662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9" calcext:value-type="float">
            <text:p>9</text:p>
          </table:table-cell>
          <table:table-cell office:value-type="float" office:value="7185.8" calcext:value-type="float">
            <text:p>7185.8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0" calcext:value-type="float">
            <text:p>10</text:p>
          </table:table-cell>
          <table:table-cell office:value-type="float" office:value="6863.4" calcext:value-type="float">
            <text:p>6863.4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1" calcext:value-type="float">
            <text:p>11</text:p>
          </table:table-cell>
          <table:table-cell office:value-type="float" office:value="7062.1" calcext:value-type="float">
            <text:p>7062.1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2" calcext:value-type="float">
            <text:p>12</text:p>
          </table:table-cell>
          <table:table-cell office:value-type="float" office:value="6723.6" calcext:value-type="float">
            <text:p>6723.6</text:p>
          </table:table-cell>
          <table:table-cell office:value-type="float" office:value="78.12" calcext:value-type="float">
            <text:p>78.1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3" calcext:value-type="float">
            <text:p>13</text:p>
          </table:table-cell>
          <table:table-cell office:value-type="float" office:value="7099.3" calcext:value-type="float">
            <text:p>7099.3</text:p>
          </table:table-cell>
          <table:table-cell office:value-type="float" office:value="251.8" calcext:value-type="float">
            <text:p>251.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4" calcext:value-type="float">
            <text:p>14</text:p>
          </table:table-cell>
          <table:table-cell office:value-type="float" office:value="6826.1" calcext:value-type="float">
            <text:p>6826.1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5" calcext:value-type="float">
            <text:p>15</text:p>
          </table:table-cell>
          <table:table-cell office:value-type="float" office:value="6943.2" calcext:value-type="float">
            <text:p>6943.2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6" calcext:value-type="float">
            <text:p>16</text:p>
          </table:table-cell>
          <table:table-cell office:value-type="float" office:value="6779.3" calcext:value-type="float">
            <text:p>6779.3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7" calcext:value-type="float">
            <text:p>17</text:p>
          </table:table-cell>
          <table:table-cell office:value-type="float" office:value="6937.3" calcext:value-type="float">
            <text:p>6937.3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8" calcext:value-type="float">
            <text:p>18</text:p>
          </table:table-cell>
          <table:table-cell office:value-type="float" office:value="6808.6" calcext:value-type="float">
            <text:p>6808.6</text:p>
          </table:table-cell>
          <table:table-cell office:value-type="float" office:value="29.79" calcext:value-type="float">
            <text:p>29.7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9" calcext:value-type="float">
            <text:p>19</text:p>
          </table:table-cell>
          <table:table-cell office:value-type="float" office:value="6866.8" calcext:value-type="float">
            <text:p>6866.8</text:p>
          </table:table-cell>
          <table:table-cell office:value-type="float" office:value="64.48" calcext:value-type="float">
            <text:p>64.4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0" calcext:value-type="float">
            <text:p>20</text:p>
          </table:table-cell>
          <table:table-cell office:value-type="float" office:value="6881.9" calcext:value-type="float">
            <text:p>6881.9</text:p>
          </table:table-cell>
          <table:table-cell office:value-type="float" office:value="206.91" calcext:value-type="float">
            <text:p>206.9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1" calcext:value-type="float">
            <text:p>21</text:p>
          </table:table-cell>
          <table:table-cell office:value-type="float" office:value="6853.2" calcext:value-type="float">
            <text:p>6853.2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2" calcext:value-type="float">
            <text:p>22</text:p>
          </table:table-cell>
          <table:table-cell office:value-type="float" office:value="6800.4" calcext:value-type="float">
            <text:p>6800.4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3" calcext:value-type="float">
            <text:p>23</text:p>
          </table:table-cell>
          <table:table-cell office:value-type="float" office:value="6821.1" calcext:value-type="float">
            <text:p>6821.1</text:p>
          </table:table-cell>
          <table:table-cell office:value-type="float" office:value="40.26" calcext:value-type="float">
            <text:p>40.2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4" calcext:value-type="float">
            <text:p>24</text:p>
          </table:table-cell>
          <table:table-cell office:value-type="float" office:value="6746.7" calcext:value-type="float">
            <text:p>6746.7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5" calcext:value-type="float">
            <text:p>25</text:p>
          </table:table-cell>
          <table:table-cell office:value-type="float" office:value="6801.4" calcext:value-type="float">
            <text:p>6801.4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6" calcext:value-type="float">
            <text:p>26</text:p>
          </table:table-cell>
          <table:table-cell office:value-type="float" office:value="6778.5" calcext:value-type="float">
            <text:p>6778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7" calcext:value-type="float">
            <text:p>27</text:p>
          </table:table-cell>
          <table:table-cell office:value-type="float" office:value="6761.8" calcext:value-type="float">
            <text:p>6761.8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8" calcext:value-type="float">
            <text:p>28</text:p>
          </table:table-cell>
          <table:table-cell office:value-type="float" office:value="6748.7" calcext:value-type="float">
            <text:p>6748.7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9" calcext:value-type="float">
            <text:p>29</text:p>
          </table:table-cell>
          <table:table-cell office:value-type="float" office:value="6741.8" calcext:value-type="float">
            <text:p>6741.8</text:p>
          </table:table-cell>
          <table:table-cell office:value-type="float" office:value="18.22" calcext:value-type="float">
            <text:p>18.2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0" calcext:value-type="float">
            <text:p>30</text:p>
          </table:table-cell>
          <table:table-cell office:value-type="float" office:value="6753.2" calcext:value-type="float">
            <text:p>6753.2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1" calcext:value-type="float">
            <text:p>31</text:p>
          </table:table-cell>
          <table:table-cell office:value-type="float" office:value="6758" calcext:value-type="float">
            <text:p>6758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2" calcext:value-type="float">
            <text:p>32</text:p>
          </table:table-cell>
          <table:table-cell office:value-type="float" office:value="6726.7" calcext:value-type="float">
            <text:p>6726.7</text:p>
          </table:table-cell>
          <table:table-cell office:value-type="float" office:value="22.26" calcext:value-type="float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17:58.054517732</meta:creation-date>
    <dc:date>2016-10-05T21:22:01.457015981</dc:date>
    <meta:editing-duration>PT4M3S</meta:editing-duration>
    <meta:editing-cycles>1</meta:editing-cycles>
    <meta:document-statistic meta:table-count="3" meta:cell-count="396" meta:object-count="3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1.B4:Sheet1.C36" chart:data-source-has-labels="row" svg:x="0.32cm" svg:y="0.18cm" svg:width="13.079cm" svg:height="8.64cm">
          <chartooo:coordinate-region svg:x="1.629cm" svg:y="0.393cm" svg:width="11.77cm" svg:height="7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36" chart:label-cell-address="Sheet1.B4:Sheet1.B4" chart:class="chart:line">
            <chart:data-point chart:repeated="32"/>
          </chart:series>
          <chart:series chart:style-name="ch7" chart:values-cell-range-address="Sheet1.C5:Sheet1.C36" chart:label-cell-address="Sheet1.C4:Sheet1.C4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1.B4:Sheet1.B4</svg:desc>
                </draw:g>
              </table:table-cell>
              <table:table-cell office:value-type="string">
                <text:p>Mean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36</svg:desc>
                </draw:g>
              </table:table-cell>
              <table:table-cell office:value-type="float" office:value="13756.1">
                <text:p>13756.1</text:p>
                <draw:g>
                  <svg:desc>Sheet1.C5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48.1">
                <text:p>87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59.2">
                <text:p>745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83.8">
                <text:p>708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684.1">
                <text:p>768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057.9">
                <text:p>705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35.8">
                <text:p>733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710.1">
                <text:p>671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187.6">
                <text:p>718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32.6">
                <text:p>693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108.1">
                <text:p>7108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784.3">
                <text:p>678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015.4">
                <text:p>7015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786.4">
                <text:p>6786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726.3">
                <text:p>672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899.3">
                <text:p>689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933.1">
                <text:p>6933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96.9">
                <text:p>6896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726.5">
                <text:p>672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783.4">
                <text:p>678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00.5">
                <text:p>680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788.4">
                <text:p>6788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723.9">
                <text:p>672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731.8">
                <text:p>6731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41.3">
                <text:p>674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693.3">
                <text:p>6693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699.1">
                <text:p>669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704.2">
                <text:p>6704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690.4">
                <text:p>66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76.4">
                <text:p>667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2.B4:Sheet2.C36" chart:data-source-has-labels="row" svg:x="0.32cm" svg:y="0.18cm" svg:width="13.079cm" svg:height="8.64cm">
          <chartooo:coordinate-region svg:x="1.629cm" svg:y="0.394cm" svg:width="11.77cm" svg:height="7.5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5:Sheet2.B36" chart:label-cell-address="Sheet2.B4:Sheet2.B4" chart:class="chart:line">
            <chart:data-point chart:repeated="32"/>
          </chart:series>
          <chart:series chart:style-name="ch7" chart:values-cell-range-address="Sheet2.C5:Sheet2.C36" chart:label-cell-address="Sheet2.C4:Sheet2.C4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2.B4:Sheet2.B4</svg:desc>
                </draw:g>
              </table:table-cell>
              <table:table-cell office:value-type="string">
                <text:p>Mean</text:p>
                <draw:g>
                  <svg:desc>Sheet2.C4:Sheet2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5:Sheet2.B36</svg:desc>
                </draw:g>
              </table:table-cell>
              <table:table-cell office:value-type="float" office:value="12216.7">
                <text:p>12216.7</text:p>
                <draw:g>
                  <svg:desc>Sheet2.C5:Sheet2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58.7">
                <text:p>985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264.7">
                <text:p>726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58.9">
                <text:p>695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93.3">
                <text:p>749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787.6">
                <text:p>678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35.9">
                <text:p>733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72.8">
                <text:p>657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42.1">
                <text:p>704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25.4">
                <text:p>672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25.4">
                <text:p>692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24.9">
                <text:p>662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866.1">
                <text:p>6866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665.8">
                <text:p>666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784.5">
                <text:p>678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626.8">
                <text:p>662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777.8">
                <text:p>677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650.5">
                <text:p>665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787.2">
                <text:p>678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625.1">
                <text:p>662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692.6">
                <text:p>669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718.6">
                <text:p>6718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589.6">
                <text:p>658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646.6">
                <text:p>664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596.4">
                <text:p>6596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638.6">
                <text:p>663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585.3">
                <text:p>658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619.2">
                <text:p>661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574.6">
                <text:p>657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629.2">
                <text:p>6629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552.2">
                <text:p>655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3.B4:Sheet3.C36" chart:data-source-has-labels="row" svg:x="0.32cm" svg:y="0.18cm" svg:width="13.079cm" svg:height="8.64cm">
          <chartooo:coordinate-region svg:x="1.629cm" svg:y="0.394cm" svg:width="11.77cm" svg:height="7.5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5:Sheet3.B36" chart:label-cell-address="Sheet3.B4:Sheet3.B4" chart:class="chart:line">
            <chart:data-point chart:repeated="32"/>
          </chart:series>
          <chart:series chart:style-name="ch7" chart:values-cell-range-address="Sheet3.C5:Sheet3.C36" chart:label-cell-address="Sheet3.C4:Sheet3.C4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3.B4:Sheet3.B4</svg:desc>
                </draw:g>
              </table:table-cell>
              <table:table-cell office:value-type="string">
                <text:p>Mean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5:Sheet3.B36</svg:desc>
                </draw:g>
              </table:table-cell>
              <table:table-cell office:value-type="float" office:value="11435.5">
                <text:p>11435.5</text:p>
                <draw:g>
                  <svg:desc>Sheet3.C5:Sheet3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98.9">
                <text:p>879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35.1">
                <text:p>743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06.3">
                <text:p>700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625.1">
                <text:p>762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058.7">
                <text:p>705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25.4">
                <text:p>732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185.8">
                <text:p>718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863.4">
                <text:p>686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062.1">
                <text:p>706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723.6">
                <text:p>6723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099.3">
                <text:p>709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826.1">
                <text:p>682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943.2">
                <text:p>694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779.3">
                <text:p>677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937.3">
                <text:p>6937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808.6">
                <text:p>680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66.8">
                <text:p>686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81.9">
                <text:p>688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853.2">
                <text:p>685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800.4">
                <text:p>680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21.1">
                <text:p>682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746.7">
                <text:p>674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801.4">
                <text:p>6801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778.5">
                <text:p>677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61.8">
                <text:p>676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748.7">
                <text:p>67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741.8">
                <text:p>674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753.2">
                <text:p>67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726.7">
                <text:p>6726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